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Predeterminado">
        <draw:frame draw:style-name="gr1" draw:layer="layout" svg:width="23.67cm" svg:height="15.232cm" svg:x="-1cm" svg:y="14.46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23.67cm" svg:height="15.232cm" svg:x="-2cm" svg:y="-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</meta:initial-creator>
    <meta:creation-date>2012-11-23T18:26:41</meta:creation-date>
    <dc:date>2013-05-29T23:02:23</dc:date>
    <dc:creator>christian </dc:creator>
    <meta:editing-duration>PT43M59S</meta:editing-duration>
    <meta:editing-cycles>6</meta:editing-cycles>
    <meta:generator>LibreOffice/3.6$Linux_X86_64 LibreOffice_project/360m1$Build-2</meta:generator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4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graphic-properties draw:stroke="none" svg:stroke-color="#3c3c3c" draw:fill="none" draw:fill-color="#000000"/>
      <style:text-properties fo:color="#3c3c3c" fo:font-size="10.5pt" style:font-size-asian="10.5pt" style:font-family-complex="Arial" style:font-size-complex="10.5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3c3c3c" fo:font-size="10.5pt" fo:font-weight="bold" style:font-size-asian="10.5pt" style:font-weight-asian="bold" style:font-family-complex="Arial" style:font-size-complex="10.5pt" style:font-weight-complex="bold"/>
    </style:style>
    <style:style style:name="ch6" style:family="chart" style:data-style-name="N106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3c3c3c" fo:font-size="10.5pt" fo:font-weight="bold" style:font-size-asian="10.5pt" style:font-weight-asian="bold" style:font-family-complex="Arial" style:font-size-complex="10.5pt" style:font-weight-complex="bold"/>
    </style:style>
    <style:style style:name="ch8" style:family="chart">
      <style:graphic-properties svg:stroke-color="#b3b3b3"/>
    </style:style>
    <style:style style:name="ch9" style:family="chart" style:data-style-name="N106">
      <style:chart-properties chart:link-data-style-to-source="false" chart:data-label-number="value" chart:data-label-text="false" chart:data-label-symbol="false" chart:label-position="avoid-overlap"/>
      <style:graphic-properties draw:stroke="none" svg:stroke-color="#3c3c3c" draw:fill-color="#9999cc"/>
      <style:text-properties fo:color="#3c3c3c" fo:font-size="9pt" style:font-size-asian="9pt" style:font-family-complex="Arial" style:font-size-complex="9pt"/>
    </style:style>
    <style:style style:name="ch10" style:family="chart" style:data-style-name="N106">
      <style:chart-properties chart:link-data-style-to-source="false" chart:data-label-number="value" chart:data-label-text="false" chart:data-label-symbol="false" chart:label-position="avoid-overlap"/>
      <style:graphic-properties draw:stroke="none" svg:stroke-color="#3c3c3c" draw:fill-color="#aecf00"/>
      <style:text-properties fo:color="#3c3c3c" fo:font-size="10pt" style:font-size-asian="10pt" style:font-family-complex="Arial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3.671cm" svg:height="15.233cm" xlink:href="." xlink:type="simple" chart:class="chart:bar" chart:style-name="ch1">
        <chart:legend chart:legend-position="bottom" svg:x="10.275cm" svg:y="14.424cm" style:legend-expansion="wide" chart:style-name="ch2"/>
        <chart:plot-area chart:style-name="ch3" chart:data-source-has-labels="both" svg:x="1.569cm" svg:y="1.351cm" svg:width="21.156cm" svg:height="11.703cm">
          <chartooo:coordinate-region svg:x="5.842cm" svg:y="1.351cm" svg:width="16.18cm" svg:height="11.056cm"/>
          <chart:axis chart:dimension="x" chart:name="primary-x" chart:style-name="ch4" chartooo:axis-type="auto">
            <chartooo:date-scale/>
            <chart:title svg:x="0.451cm" svg:y="8.01cm" chart:style-name="ch5">
              <text:p>Proceso</text:p>
            </chart:title>
            <chart:categories table:cell-range-address="local-table.$B$1:.$G$1"/>
          </chart:axis>
          <chart:axis chart:dimension="y" chart:name="primary-y" chart:style-name="ch6">
            <chart:title svg:x="10.042cm" svg:y="13.359cm" chart:style-name="ch7">
              <text:p>Tiempo promedio [ms]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tección de movimiento</text:p>
              </table:table-cell>
              <table:table-cell office:value-type="string">
                <text:p>Extracción y 
descripción de
Características</text:p>
              </table:table-cell>
              <table:table-cell office:value-type="string">
                <text:p>Correspondencias</text:p>
              </table:table-cell>
              <table:table-cell office:value-type="string">
                <text:p>Homografía</text:p>
              </table:table-cell>
              <table:table-cell office:value-type="string">
                <text:p>Comprobación
convexidad y 
Vértices</text:p>
              </table:table-cell>
              <table:table-cell office:value-type="string">
                <text:p>Transf. Persp. Imagen AR</text:p>
              </table:table-cell>
            </table:table-row>
          </table:table-header-rows>
          <table:table-rows>
            <table:table-row>
              <table:table-cell office:value-type="string">
                <text:p>PSBC</text:p>
              </table:table-cell>
              <table:table-cell office:value-type="float" office:value="1.85">
                <text:p>1.85</text:p>
              </table:table-cell>
              <table:table-cell office:value-type="float" office:value="98.98">
                <text:p>98.98</text:p>
              </table:table-cell>
              <table:table-cell office:value-type="float" office:value="4.83">
                <text:p>4.83</text:p>
              </table:table-cell>
              <table:table-cell office:value-type="float" office:value="17.25">
                <text:p>17.25</text:p>
              </table:table-cell>
              <table:table-cell office:value-type="float" office:value="0.0029">
                <text:p>0.0029</text:p>
              </table:table-cell>
              <table:table-cell office:value-type="float" office:value="8.95525538461539">
                <text:p>8.95525538461539</text:p>
              </table:table-cell>
            </table:table-row>
            <table:table-row>
              <table:table-cell office:value-type="string">
                <text:p>PCBC</text:p>
              </table:table-cell>
              <table:table-cell office:value-type="float" office:value="1.84">
                <text:p>1.84</text:p>
              </table:table-cell>
              <table:table-cell office:value-type="float" office:value="50.5">
                <text:p>50.5</text:p>
              </table:table-cell>
              <table:table-cell office:value-type="float" office:value="2.49">
                <text:p>2.49</text:p>
              </table:table-cell>
              <table:table-cell office:value-type="float" office:value="13.9">
                <text:p>13.9</text:p>
              </table:table-cell>
              <table:table-cell office:value-type="float" office:value="0.00159498490127758">
                <text:p>0.00159498490127758</text:p>
              </table:table-cell>
              <table:table-cell office:value-type="float" office:value="4.056387456446">
                <text:p>4.0563874564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4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graphic-properties draw:stroke="none" svg:stroke-color="#3c3c3c" draw:fill="none" draw:fill-color="#000000"/>
      <style:text-properties fo:color="#3c3c3c" fo:font-size="10.5pt" style:font-size-asian="10.5pt" style:font-family-complex="Arial" style:font-size-complex="10.5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3c3c3c" fo:font-size="10.5pt" fo:font-weight="bold" style:font-size-asian="10.5pt" style:font-weight-asian="bold" style:font-family-complex="Arial" style:font-size-complex="10.5pt" style:font-weight-complex="bold"/>
    </style:style>
    <style:style style:name="ch6" style:family="chart" style:data-style-name="N106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3c3c3c" fo:font-size="10.5pt" fo:font-weight="bold" style:font-size-asian="10.5pt" style:font-weight-asian="bold" style:font-family-complex="Arial" style:font-size-complex="10.5pt" style:font-weight-complex="bold"/>
    </style:style>
    <style:style style:name="ch8" style:family="chart">
      <style:graphic-properties svg:stroke-color="#b3b3b3"/>
    </style:style>
    <style:style style:name="ch9" style:family="chart" style:data-style-name="N106">
      <style:chart-properties chart:link-data-style-to-source="false" chart:data-label-number="value" chart:data-label-text="false" chart:data-label-symbol="false" chart:label-position="avoid-overlap"/>
      <style:graphic-properties draw:stroke="none" svg:stroke-color="#3c3c3c" draw:fill-color="#9999cc"/>
      <style:text-properties fo:color="#3c3c3c" fo:font-size="9pt" style:font-size-asian="9pt" style:font-family-complex="Arial" style:font-size-complex="9pt"/>
    </style:style>
    <style:style style:name="ch10" style:family="chart" style:data-style-name="N106">
      <style:chart-properties chart:link-data-style-to-source="false" chart:data-label-number="value" chart:data-label-text="false" chart:data-label-symbol="false" chart:label-position="avoid-overlap"/>
      <style:graphic-properties draw:stroke="none" svg:stroke-color="#3c3c3c" draw:fill-color="#aecf00"/>
      <style:text-properties fo:color="#3c3c3c" fo:font-size="10pt" style:font-size-asian="10pt" style:font-family-complex="Arial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3.671cm" svg:height="15.233cm" xlink:href="." xlink:type="simple" chart:class="chart:bar" chart:style-name="ch1">
        <chart:legend chart:legend-position="bottom" svg:x="10.526cm" svg:y="14.424cm" style:legend-expansion="wide" chart:style-name="ch2"/>
        <chart:plot-area chart:style-name="ch3" chart:data-source-has-labels="both" svg:x="1.569cm" svg:y="1.351cm" svg:width="21.156cm" svg:height="11.703cm">
          <chartooo:coordinate-region svg:x="5.842cm" svg:y="1.351cm" svg:width="16.18cm" svg:height="11.056cm"/>
          <chart:axis chart:dimension="x" chart:name="primary-x" chart:style-name="ch4" chartooo:axis-type="auto">
            <chartooo:date-scale/>
            <chart:title svg:x="0.451cm" svg:y="8.01cm" chart:style-name="ch5">
              <text:p>Proceso</text:p>
            </chart:title>
            <chart:categories table:cell-range-address="local-table.$B$1:.$G$1"/>
          </chart:axis>
          <chart:axis chart:dimension="y" chart:name="primary-y" chart:style-name="ch6">
            <chart:title svg:x="10.042cm" svg:y="13.359cm" chart:style-name="ch7">
              <text:p>Tiempo promedio [ms]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tección de movimiento</text:p>
              </table:table-cell>
              <table:table-cell office:value-type="string">
                <text:p>Extracción y 
descripción de
Características</text:p>
              </table:table-cell>
              <table:table-cell office:value-type="string">
                <text:p>Correspondencias</text:p>
              </table:table-cell>
              <table:table-cell office:value-type="string">
                <text:p>Homografía</text:p>
              </table:table-cell>
              <table:table-cell office:value-type="string">
                <text:p>Comprobación
convexidad y 
Vértices</text:p>
              </table:table-cell>
              <table:table-cell office:value-type="string">
                <text:p>Transf. Persp. Imagen AR</text:p>
              </table:table-cell>
            </table:table-row>
          </table:table-header-rows>
          <table:table-rows>
            <table:table-row>
              <table:table-cell office:value-type="string">
                <text:p>PSC</text:p>
              </table:table-cell>
              <table:table-cell office:value-type="float" office:value="1.85">
                <text:p>1.85</text:p>
              </table:table-cell>
              <table:table-cell office:value-type="float" office:value="98.98">
                <text:p>98.98</text:p>
              </table:table-cell>
              <table:table-cell office:value-type="float" office:value="4.83">
                <text:p>4.83</text:p>
              </table:table-cell>
              <table:table-cell office:value-type="float" office:value="17.25">
                <text:p>17.25</text:p>
              </table:table-cell>
              <table:table-cell office:value-type="float" office:value="0.0029">
                <text:p>0.0029</text:p>
              </table:table-cell>
              <table:table-cell office:value-type="float" office:value="8.95525538461539">
                <text:p>8.95525538461539</text:p>
              </table:table-cell>
            </table:table-row>
            <table:table-row>
              <table:table-cell office:value-type="string">
                <text:p>PEC</text:p>
              </table:table-cell>
              <table:table-cell office:value-type="float" office:value="1.84">
                <text:p>1.84</text:p>
              </table:table-cell>
              <table:table-cell office:value-type="float" office:value="50.5">
                <text:p>50.5</text:p>
              </table:table-cell>
              <table:table-cell office:value-type="float" office:value="2.49">
                <text:p>2.49</text:p>
              </table:table-cell>
              <table:table-cell office:value-type="float" office:value="13.9">
                <text:p>13.9</text:p>
              </table:table-cell>
              <table:table-cell office:value-type="float" office:value="0.00159498490127758">
                <text:p>0.00159498490127758</text:p>
              </table:table-cell>
              <table:table-cell office:value-type="float" office:value="4.056387456446">
                <text:p>4.0563874564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